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1.5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rduino pin</text:p>
          </table:table-cell>
          <table:table-cell office:value-type="string" calcext:value-type="string">
            <text:p>CNC Shield f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reset/abo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feed h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cycle start/resu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coolant en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not us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not used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spindle dire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spindle en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Limit Z ax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Limit Y ax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Limit X ax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stepper enable/dis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direction Z ax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direction Y ax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direction X ax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step pulse Z ax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step pulse Y ax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step pulse X ax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yBot sketch</text:p>
          </table:table-cell>
          <table:table-cell office:value-type="string" calcext:value-type="string">
            <text:p>PyBot function</text:p>
          </table:table-cell>
          <table:table-cell office:value-type="string" calcext:value-type="string">
            <text:p>ATSAMD21</text:p>
          </table:table-cell>
          <table:table-cell office:value-type="string" calcext:value-type="string">
            <text:p>Arduino Zero</text:p>
          </table:table-cell>
          <table:table-cell office:value-type="string" calcext:value-type="string">
            <text:p>Convert to CNC shield</text:p>
          </table:table-cell>
          <table:table-cell table:number-columns-repeated="2"/>
          <table:table-cell office:value-type="string" calcext:value-type="string">
            <text:p>Motor</text:p>
          </table:table-cell>
          <table:table-cell office:value-type="string" calcext:value-type="string">
            <text:p>CNC shield axi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nable motors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ep motor 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r motor 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ep motor 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r motor 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ep motor 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r motor 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rvo 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mit Z axis connector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rvo 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mit Y axis connector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lectromagne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mit X axis 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microsteppin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et microstepping using jumpers, comment in sketch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09:16:41.1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2T15:46:29.621000000</meta:creation-date>
    <dc:date>2021-03-16T13:44:26.973000000</dc:date>
    <meta:editing-duration>PT42M27S</meta:editing-duration>
    <meta:editing-cycles>5</meta:editing-cycles>
    <meta:generator>LibreOffice/7.0.3.1$Windows_X86_64 LibreOffice_project/d7547858d014d4cf69878db179d326fc3483e082</meta:generator>
    <meta:document-statistic meta:table-count="1" meta:cell-count="110" meta:object-count="0"/>
  </office:meta>
</office:document-meta>
</file>